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F Pro Text" svg:font-family="'SF Pro Text', 'Helvetica Neue', Helvetica, Arial, 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17.235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Table_20_Contents">
      <style:paragraph-properties fo:margin-top="0cm" fo:margin-bottom="0cm" style:contextual-spacing="true" fo:line-height="115%"/>
    </style:style>
    <style:style style:name="P2" style:family="paragraph" style:parent-style-name="Table_20_Contents">
      <style:paragraph-properties fo:margin-top="0cm" fo:margin-bottom="0cm" style:contextual-spacing="true" fo:line-height="115%"/>
      <style:text-properties officeooo:paragraph-rsid="0056006f"/>
    </style:style>
    <style:style style:name="P3" style:family="paragraph" style:parent-style-name="Table_20_Contents">
      <style:paragraph-properties fo:margin-top="0cm" fo:margin-bottom="0cm" style:contextual-spacing="true" fo:line-height="115%"/>
      <style:text-properties style:font-name="Liberation Sans" fo:font-size="11pt" fo:language="es" fo:country="MX" officeooo:rsid="002377f6" officeooo:paragraph-rsid="002377f6" style:font-size-asian="11pt" style:font-size-complex="11pt"/>
    </style:style>
    <style:style style:name="P4" style:family="paragraph" style:parent-style-name="Heading_20_2">
      <style:paragraph-properties fo:margin-top="0cm" fo:margin-bottom="0cm" style:contextual-spacing="true" fo:line-height="115%"/>
      <style:text-properties fo:color="#808080" loext:opacity="100%" style:font-name="Liberation Sans" fo:font-size="14pt" fo:language="es" fo:country="MX" fo:font-weight="normal" style:font-size-asian="18pt" style:font-weight-asian="normal" style:font-size-complex="18pt" style:font-weight-complex="normal"/>
    </style:style>
    <style:style style:name="P5" style:family="paragraph" style:parent-style-name="Preformatted_20_Text">
      <style:paragraph-properties fo:margin-top="0cm" fo:margin-bottom="0cm" style:contextual-spacing="true" fo:line-height="115%"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top="0cm" fo:margin-bottom="0cm" style:contextual-spacing="true" fo:line-height="115%" fo:text-align="center" style:justify-single-word="false"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officeooo:paragraph-rsid="0026faef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372001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304622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4fafa1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15%" fo:text-align="center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526bc3" officeooo:paragraph-rsid="003a38fc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fo:font-variant="normal" fo:text-transform="none" fo:color="#595959" loext:opacity="100%" style:font-name="Liberation Sans" fo:font-size="14pt" fo:letter-spacing="normal" fo:language="es" fo:country="MX" fo:font-style="normal" fo:font-weight="normal" officeooo:rsid="0026fa06" officeooo:paragraph-rsid="003a38fc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style:font-name="Liberation Mono" officeooo:rsid="003a38fc" officeooo:paragraph-rsid="003a38fc"/>
    </style:style>
    <style:style style:name="P16" style:family="paragraph" style:parent-style-name="Preformatted_20_Text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 fo:padding="0cm" fo:border="none"/>
      <style:text-properties fo:color="#000000" loext:opacity="100%" style:font-name="Liberation Sans" fo:font-size="11pt" fo:language="es" fo:country="MX" style:font-size-asian="11pt" style:font-size-complex="11pt"/>
    </style:style>
    <style:style style:name="P19" style:family="paragraph" style:parent-style-name="Standard" style:master-page-name="">
      <loext:graphic-properties draw:fill="none"/>
      <style:paragraph-properties fo:margin-left="1cm" fo:margin-right="0cm" fo:line-height="115%" fo:orphans="2" fo:widows="2" fo:text-indent="-1cm" style:auto-text-indent="false" style:page-number="auto" fo:background-color="transparent"/>
      <style:text-properties officeooo:paragraph-rsid="003a38fc"/>
    </style:style>
    <style:style style:name="P20" style:family="paragraph" style:parent-style-name="Standard">
      <loext:graphic-properties draw:fill="none"/>
      <style:paragraph-properties fo:margin-left="1cm" fo:margin-right="0cm" fo:margin-top="0cm" fo:margin-bottom="0cm" style:contextual-spacing="true" fo:line-height="115%" fo:orphans="2" fo:widows="2" fo:text-indent="-1cm" style:auto-text-indent="false" fo:background-color="transparent"/>
      <style:text-properties fo:font-variant="normal" fo:text-transform="none" fo:color="#595959" loext:opacity="100%" style:font-name="Liberation Sans" fo:font-size="14pt" fo:letter-spacing="normal" fo:language="es" fo:country="MX" fo:font-style="normal" fo:font-weight="normal" officeooo:rsid="0026fa06" officeooo:paragraph-rsid="003e5df9" style:font-size-asian="14pt" style:font-size-complex="14pt"/>
    </style:style>
    <style:style style:name="P21" style:family="paragraph" style:parent-style-name="Contents_20_Heading">
      <style:text-properties style:font-name="Liberation Sans" fo:font-size="10.5pt" style:font-size-asian="10.5pt" style:font-size-complex="10.5pt"/>
    </style:style>
    <style:style style:name="P22" style:family="paragraph" style:parent-style-name="Heading_20_2">
      <style:text-properties fo:color="#808080" loext:opacity="100%" style:font-name="Liberation Sans" fo:font-size="14pt" fo:font-weight="normal" officeooo:paragraph-rsid="003a38fc" style:font-size-asian="18pt" style:font-size-complex="18pt"/>
    </style:style>
    <style:style style:name="P23" style:family="paragraph" style:parent-style-name="Heading_20_2">
      <style:text-properties fo:font-variant="normal" fo:text-transform="none" fo:color="#808080" loext:opacity="100%" style:font-name="Liberation Sans" fo:font-size="14pt" fo:letter-spacing="normal" fo:language="es" fo:country="MX" fo:font-style="normal" fo:font-weight="normal" officeooo:rsid="002992d8" style:font-name-asian="Songti SC" style:font-size-asian="18pt" style:font-weight-asian="normal" style:font-name-complex="Arial Unicode MS" style:font-size-complex="18pt" style:font-weight-complex="normal"/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Title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26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cm" style:contextual-spacing="true" fo:line-height="115%" fo:orphans="2" fo:widows="2" fo:text-indent="0cm" style:auto-text-indent="false" style:page-number="auto" fo:background-color="transparent"/>
      <style:text-properties officeooo:paragraph-rsid="004fafa1"/>
    </style:style>
    <style:style style:name="P27" style:family="paragraph" style:parent-style-name="Text_20_body" style:list-style-name="L1">
      <loext:graphic-properties draw:fill="none"/>
      <style:paragraph-properties fo:margin-left="1.27cm" fo:margin-right="0cm" fo:margin-top="0cm" fo:margin-bottom="0cm" style:contextual-spacing="true" fo:line-height="115%" fo:orphans="2" fo:widows="2" fo:text-indent="0cm" style:auto-text-indent="false" fo:background-color="transparent"/>
      <style:text-properties officeooo:paragraph-rsid="004fafa1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4fafa1"/>
    </style:style>
    <style:style style:name="P29" style:family="paragraph" style:parent-style-name="Text_20_body" style:list-style-name="L2">
      <style:paragraph-properties fo:margin-top="0cm" fo:margin-bottom="0cm" style:contextual-spacing="true" fo:line-height="115%" fo:orphans="2" fo:widows="2"/>
      <style:text-properties officeooo:paragraph-rsid="004fafa1"/>
    </style:style>
    <style:style style:name="T1" style:family="text">
      <style:text-properties fo:color="#000000" loext:opacity="100%" style:font-name="Liberation Sans" fo:font-size="12pt" fo:language="es" fo:country="MX" style:font-size-asian="12pt" style:font-size-complex="12pt"/>
    </style:style>
    <style:style style:name="T2" style:family="text">
      <style:text-properties fo:color="#000000" loext:opacity="100%" style:font-name="Liberation Sans" fo:font-size="11pt" fo:language="es" fo:country="MX" officeooo:rsid="0026fa06" style:font-size-asian="11pt" style:font-size-complex="11pt"/>
    </style:style>
    <style:style style:name="T3" style:family="text">
      <style:text-properties fo:color="#000000" loext:opacity="100%" style:font-name="Liberation Sans" fo:font-size="11pt" officeooo:rsid="00538765" style:font-size-asian="11pt" style:font-size-complex="11pt"/>
    </style:style>
    <style:style style:name="T4" style:family="text">
      <style:text-properties fo:color="#000000" loext:opacity="100%" style:font-name="Liberation Sans" fo:font-size="11pt" officeooo:rsid="00578faf" style:font-size-asian="11pt" style:font-size-complex="11pt"/>
    </style:style>
    <style:style style:name="T5" style:family="text">
      <style:text-properties fo:color="#000000" loext:opacity="100%" style:font-name="SF Pro Text" fo:font-size="12pt" fo:language="es" fo:country="MX" style:font-size-asian="12pt" style:font-size-complex="12pt"/>
    </style:style>
    <style:style style:name="T6" style:family="text">
      <style:text-properties fo:color="#000000" loext:opacity="100%" style:font-name="SF Pro Text" fo:font-size="11pt" officeooo:rsid="00526bc3" style:font-size-asian="11pt" style:font-size-complex="11pt"/>
    </style:style>
    <style:style style:name="T7" style:family="text">
      <style:text-properties fo:color="#000000" loext:opacity="100%" style:font-name="SF Pro Text" fo:font-size="11pt" officeooo:rsid="00538765" style:font-size-asian="11pt" style:font-size-complex="11pt"/>
    </style:style>
    <style:style style:name="T8" style:family="text">
      <style:text-properties fo:color="#000000" loext:opacity="100%" style:font-name="SF Pro Text" fo:font-size="11pt" officeooo:rsid="00554136" style:font-size-asian="11pt" style:font-size-complex="11pt"/>
    </style:style>
    <style:style style:name="T9" style:family="text">
      <style:text-properties fo:color="#000000" loext:opacity="100%" style:font-name="SF Pro Text" fo:font-size="11pt" officeooo:rsid="0053e4d6" style:font-size-asian="11pt" style:font-size-complex="11pt"/>
    </style:style>
    <style:style style:name="T10" style:family="text">
      <style:text-properties fo:color="#000000" loext:opacity="100%" style:font-name="SF Pro Text" fo:font-size="11pt" officeooo:rsid="003a38fc" style:font-size-asian="11pt" style:font-size-complex="11pt"/>
    </style:style>
    <style:style style:name="T11" style:family="text">
      <style:text-properties fo:color="#000000" loext:opacity="100%" fo:font-size="11pt" fo:font-style="italic" officeooo:rsid="00538765" style:font-size-asian="11pt" style:font-style-asian="italic" style:font-size-complex="11pt" style:font-style-complex="italic"/>
    </style:style>
    <style:style style:name="T12" style:family="text">
      <style:text-properties fo:color="#808080" loext:opacity="100%" style:font-name="Liberation Mono" fo:font-size="9pt" fo:language="es" fo:country="MX" officeooo:rsid="0022f620" style:font-size-asian="9pt" style:font-size-complex="9pt"/>
    </style:style>
    <style:style style:name="T13" style:family="text">
      <style:text-properties fo:color="#808080" loext:opacity="100%" style:font-name="Liberation Mono" fo:font-weight="bold" style:font-weight-asian="bold" style:font-weight-complex="bold"/>
    </style:style>
    <style:style style:name="T14" style:family="text">
      <style:text-properties fo:color="#808080" loext:opacity="100%" style:font-name="Liberation Sans" fo:font-size="9pt" fo:language="es" fo:country="MX" officeooo:rsid="0022f620" style:font-size-asian="9pt" style:font-size-complex="9pt"/>
    </style:style>
    <style:style style:name="T15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6b3f7" style:font-size-asian="11pt" style:font-size-complex="11pt"/>
    </style:style>
    <style:style style:name="T17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8568a" style:font-size-asian="11pt" style:font-size-complex="11pt"/>
    </style:style>
    <style:style style:name="T18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72001" style:font-size-asian="11pt" style:font-size-complex="11pt"/>
    </style:style>
    <style:style style:name="T19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cfc26" style:font-size-asian="11pt" style:font-size-complex="11pt"/>
    </style:style>
    <style:style style:name="T20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4659e7" style:font-size-asian="11pt" style:font-size-complex="11pt"/>
    </style:style>
    <style:style style:name="T21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565826" style:font-size-asian="11pt" style:font-size-complex="11pt"/>
    </style:style>
    <style:style style:name="T22" style:family="text">
      <style:text-properties fo:font-variant="normal" fo:text-transform="none" fo:color="#000000" loext:opacity="100%" style:font-name="SF Pro Text" fo:font-size="11pt" fo:letter-spacing="normal" fo:language="es" fo:country="MX" fo:font-style="italic" fo:font-weight="normal" officeooo:rsid="0026c90d" style:font-size-asian="11pt" style:font-style-asian="italic" style:font-size-complex="11pt" style:font-style-complex="italic"/>
    </style:style>
    <style:style style:name="T23" style:family="text">
      <style:text-properties fo:font-variant="normal" fo:text-transform="none" fo:color="#000000" loext:opacity="100%" style:font-name="SF Pro Text" fo:font-size="11pt" fo:letter-spacing="normal" fo:language="es" fo:country="MX" fo:font-style="italic" fo:font-weight="normal" officeooo:rsid="00565826" style:font-size-asian="11pt" style:font-style-asian="italic" style:font-size-complex="11pt" style:font-style-complex="italic"/>
    </style:style>
    <style:style style:name="T24" style:family="text">
      <style:text-properties fo:font-variant="normal" fo:text-transform="none" fo:color="#000000" loext:opacity="100%" style:font-name="SF Pro Text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000000" loext:opacity="100%" style:font-name="SF Pro Text" fo:font-size="11pt" fo:letter-spacing="normal" fo:font-style="italic" fo:font-weight="normal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style:font-size-asian="11pt" style:font-size-complex="11pt"/>
    </style:style>
    <style:style style:name="T2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2f620" style:font-size-asian="11pt" style:font-size-complex="11pt"/>
    </style:style>
    <style:style style:name="T2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377f6" style:font-size-asian="11pt" style:font-size-complex="11pt"/>
    </style:style>
    <style:style style:name="T2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3d500" style:font-size-asian="11pt" style:font-size-complex="11pt"/>
    </style:style>
    <style:style style:name="T3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659a7" style:font-size-asian="11pt" style:font-size-complex="11pt"/>
    </style:style>
    <style:style style:name="T3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53988" style:font-size-asian="11pt" style:font-size-complex="11pt"/>
    </style:style>
    <style:style style:name="T3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6fa06" style:font-size-asian="11pt" style:font-size-complex="11pt"/>
    </style:style>
    <style:style style:name="T3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9fa46" style:font-size-asian="11pt" style:font-size-complex="11pt"/>
    </style:style>
    <style:style style:name="T3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cb536" style:font-size-asian="11pt" style:font-size-complex="11pt"/>
    </style:style>
    <style:style style:name="T3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dcf80" style:font-size-asian="11pt" style:font-size-complex="11pt"/>
    </style:style>
    <style:style style:name="T3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eb9c3" style:font-size-asian="11pt" style:font-size-complex="11pt"/>
    </style:style>
    <style:style style:name="T3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f6c37" style:font-size-asian="11pt" style:font-size-complex="11pt"/>
    </style:style>
    <style:style style:name="T3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2effc" style:font-size-asian="11pt" style:font-size-complex="11pt"/>
    </style:style>
    <style:style style:name="T3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72001" style:font-size-asian="11pt" style:font-size-complex="11pt"/>
    </style:style>
    <style:style style:name="T4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8b65f" style:font-size-asian="11pt" style:font-size-complex="11pt"/>
    </style:style>
    <style:style style:name="T4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a38fc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04622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b6241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21326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3c73d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659e7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ca401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afa1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65826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7981c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04622" style:font-size-asian="11pt" style:font-style-asian="normal" style:font-size-complex="11pt" style:font-style-complex="normal"/>
    </style:style>
    <style:style style:name="T5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30d89" style:font-size-asian="11pt" style:font-style-asian="normal" style:font-size-complex="11pt" style:font-style-complex="normal"/>
    </style:style>
    <style:style style:name="T5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43c63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30d89" style:font-size-asian="11pt" style:font-style-asian="italic" style:font-size-complex="11pt" style:font-style-complex="italic"/>
    </style:style>
    <style:style style:name="T5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43c63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dcf80" style:font-name-asian="Liberation Mono1" style:font-size-asian="11pt" style:font-name-complex="Liberation Mono1" style:font-size-complex="11pt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eb9c3" style:font-name-asian="Liberation Mono1" style:font-size-asian="11pt" style:font-name-complex="Liberation Mono1" style:font-size-complex="11pt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8b65f" style:font-name-asian="Liberation Mono1" style:font-size-asian="11pt" style:font-name-complex="Liberation Mono1" style:font-size-complex="11pt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8b65f" style:font-name-asian="Liberation Mono1" style:font-size-asian="11pt" style:font-style-asian="normal" style:font-name-complex="Liberation Mono1" style:font-size-complex="11pt" style:font-style-complex="normal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style:text-underline-style="none" fo:font-weight="normal" officeooo:rsid="0026fa06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304622" style:font-size-asian="11pt" style:font-style-asian="italic" style:font-size-complex="11pt" style:font-style-complex="italic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3b6241" style:font-size-asian="11pt" style:font-style-asian="italic" style:font-size-complex="11pt" style:font-style-complex="italic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530d89" style:font-size-asian="11pt" style:font-style-asian="italic" style:font-size-complex="11pt" style:font-style-complex="italic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543c63" style:font-size-asian="11pt" style:font-style-asian="italic" style:font-size-complex="11pt" style:font-style-complex="italic"/>
    </style:style>
    <style:style style:name="T6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377f6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6faef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efc76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0ccecb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598a75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Mono" fo:font-size="11pt" fo:letter-spacing="normal" fo:language="es" fo:country="MX" fo:font-style="italic" fo:font-weight="normal" style:font-size-asian="11pt" style:font-style-asian="italic" style:font-size-complex="11pt" style:font-style-complex="italic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98a75" style:font-size-asian="11pt" style:font-size-complex="11pt"/>
    </style:style>
    <style:style style:name="T73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74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6faef" style:font-size-asian="11pt" style:font-size-complex="11pt"/>
    </style:style>
    <style:style style:name="T75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6fa06" style:font-size-asian="11pt" style:font-size-complex="11pt"/>
    </style:style>
    <style:style style:name="T76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372001" style:font-size-asian="11pt" style:font-size-complex="11pt"/>
    </style:style>
    <style:style style:name="T77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78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none" fo:font-weight="normal" officeooo:rsid="00372001" style:font-size-asian="11pt" style:font-size-complex="11pt"/>
    </style:style>
    <style:style style:name="T79" style:family="text">
      <style:text-properties fo:font-variant="normal" fo:text-transform="none" fo:color="#000080" loext:opacity="100%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80" style:family="text">
      <style:text-properties fo:font-variant="normal" fo:text-transform="none" fo:color="#000080" loext:opacity="100%" fo:font-size="11pt" fo:letter-spacing="normal" fo:language="es" fo:country="MX" fo:font-style="normal" style:text-underline-style="solid" style:text-underline-width="auto" style:text-underline-color="font-color" fo:font-weight="normal" officeooo:rsid="003af259" style:font-size-asian="11pt" style:font-size-complex="11pt"/>
    </style:style>
    <style:style style:name="T81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82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26fa06" style:font-size-asian="11pt" style:font-size-complex="11pt"/>
    </style:style>
    <style:style style:name="T83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6fa06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43c73d" style:font-size-asian="11pt" style:font-weight-asian="bold" style:font-size-complex="11pt" style:font-weight-complex="bold"/>
    </style:style>
    <style:style style:name="T85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dcf80" style:font-name-asian="Liberation Mono1" style:font-size-asian="11pt" style:font-weight-asian="bold" style:font-name-complex="Liberation Mono1" style:font-size-complex="11pt" style:font-weight-complex="bold"/>
    </style:style>
    <style:style style:name="T86" style:family="text">
      <style:text-properties fo:font-variant="normal" fo:text-transform="none" fo:color="#808080" loext:opacity="100%" style:font-name="Liberation Mono" fo:font-size="11pt" fo:letter-spacing="normal" fo:language="es" fo:country="MX" fo:font-style="italic" fo:font-weight="bold" officeooo:rsid="00304622" style:font-size-asian="11pt" style:font-style-asian="italic" style:font-weight-asian="bold" style:font-size-complex="11pt" style:font-style-complex="italic" style:font-weight-complex="bold"/>
    </style:style>
    <style:style style:name="T87" style:family="text">
      <style:text-properties fo:font-variant="normal" fo:text-transform="none" fo:color="#808080" loext:opacity="100%" fo:font-size="11pt" fo:letter-spacing="normal" fo:language="es" fo:country="MX" fo:font-style="normal" fo:font-weight="bold" style:font-size-asian="11pt" style:font-weight-asian="bold" style:font-size-complex="11pt" style:font-weight-complex="bold"/>
    </style:style>
    <style:style style:name="T88" style:family="text">
      <style:text-properties fo:font-variant="normal" fo:text-transform="none" fo:color="#808080" loext:opacity="100%" style:font-name="Liberation Sans" fo:font-size="11pt" fo:letter-spacing="normal" fo:language="es" fo:country="MX" fo:font-style="normal" fo:font-weight="bold" officeooo:rsid="00565826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fo:font-weight="normal" officeooo:rsid="0026fa06" style:font-size-asian="11pt" style:font-size-complex="11pt"/>
    </style:style>
    <style:style style:name="T90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26fa06" style:font-size-asian="11pt" style:font-size-complex="11pt"/>
    </style:style>
    <style:style style:name="T91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26b3f7" style:font-size-asian="11pt" style:font-size-complex="11pt"/>
    </style:style>
    <style:style style:name="T92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26b3f7" style:font-size-asian="11pt" style:font-size-complex="11pt"/>
    </style:style>
    <style:style style:name="T93" style:family="text">
      <style:text-properties officeooo:rsid="0022f620"/>
    </style:style>
    <style:style style:name="T94" style:family="text">
      <style:text-properties style:font-name="Liberation Sans" fo:font-size="11pt" style:font-size-asian="11pt" style:font-size-complex="11pt"/>
    </style:style>
    <style:style style:name="T95" style:family="text">
      <style:text-properties style:font-name="Liberation Sans" fo:font-size="11pt" fo:language="es" fo:country="MX" style:font-size-asian="11pt" style:font-size-complex="11pt"/>
    </style:style>
    <style:style style:name="T96" style:family="text">
      <style:text-properties style:font-name="Liberation Sans" fo:font-size="10.5pt" style:font-size-asian="10.5pt" style:font-size-complex="10.5pt"/>
    </style:style>
    <style:style style:name="T97" style:family="text">
      <style:text-properties officeooo:rsid="002992d8"/>
    </style:style>
    <style:style style:name="T98" style:family="text">
      <style:text-properties fo:color="#000080" loext:opacity="100%" style:font-name="Liberation Mono" fo:font-size="11pt" style:text-underline-style="solid" style:text-underline-width="auto" style:text-underline-color="font-color" officeooo:rsid="00526bc3" style:font-size-asian="11pt" style:font-size-complex="11pt"/>
    </style:style>
    <style:style style:name="T99" style:family="text">
      <style:text-properties fo:color="#000080" loext:opacity="100%" style:font-name="Liberation Mono" fo:font-size="11pt" style:text-underline-style="none" officeooo:rsid="00526bc3" style:font-size-asian="11pt" style:font-size-complex="11pt"/>
    </style:style>
    <style:style style:name="T100" style:family="text">
      <style:text-properties officeooo:rsid="003a38fc"/>
    </style:style>
    <style:style style:name="T101" style:family="text">
      <style:text-properties style:font-weight-asian="normal" style:font-weight-complex="normal"/>
    </style:style>
    <style:style style:name="T102" style:family="text">
      <style:text-properties officeooo:rsid="0017d542" style:font-weight-asian="normal" style:font-weight-complex="normal"/>
    </style:style>
    <style:style style:name="T103" style:family="text">
      <style:text-properties officeooo:rsid="003a38fc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_RefHeading___Toc6594_2619371081"/>El tipo de almacenamiento de un objeto<text:bookmark-end text:name="__RefHeading___Toc6594_2619371081"/></text:p>
      <text:h text:style-name="P4" text:outline-level="2"/>
      <text:h text:style-name="P4" text:outline-level="2"><text:bookmark-start text:name="__RefHeading___Toc6596_2619371081"/><text:span text:style-name="T97">1. </text:span>Descrip<text:span text:style-name="T93">c</text:span>ión<text:bookmark-end text:name="__RefHeading___Toc6596_2619371081"/></text:h>
      <text:p text:style-name="P9"><text:span text:style-name="Source_20_Text"><text:span text:style-name="T72">La función </text:span></text:span><text:span text:style-name="Source_20_Text"><text:span text:style-name="T65">typeof</text:span></text:span><text:span text:style-name="Source_20_Text"><text:span text:style-name="T68">()</text:span></text:span><text:span text:style-name="T15"> </text:span><text:span text:style-name="T27">determina el tipo </text:span><text:span text:style-name="T49">interno de cualquier</text:span><text:span text:style-name="T27"> </text:span><text:span text:style-name="T49">objeto en </text:span><text:span text:style-name="T88">R</text:span><text:span text:style-name="T46">. </text:span><text:span text:style-name="T49">En el caso de los vectores, el tipo interno también se </text:span><text:span text:style-name="T50">refiere</text:span><text:span text:style-name="T44"> </text:span><text:span text:style-name="T49">al</text:span><text:span text:style-name="T39"> modo de almacenamiento específico</text:span><text:span text:style-name="T27">. </text:span><text:span text:style-name="T16">Para </text:span><text:span text:style-name="T17">conocer </text:span><text:span text:style-name="T20">más</text:span><text:span text:style-name="T17"> </text:span><text:span text:style-name="T19">acerca d</text:span><text:span text:style-name="T16">el modo de almacenamiento </text:span><text:span text:style-name="T18">genérico </text:span><text:span text:style-name="T23">y del específico</text:span><text:span text:style-name="T22">,</text:span><text:span text:style-name="T16"> </text:span><text:span text:style-name="T17">consúltese </text:span><text:span text:style-name="T21">la ayuda de la función</text:span><text:span text:style-name="T16"> </text:span><text:span text:style-name="T78">mode</text:span><text:span text:style-name="T91">()</text:span><text:span text:style-name="T92">.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24"><text:a xlink:type="simple" xlink:href="#__RefHeading___Toc6596_2619371081" text:style-name="Index_20_Link" text:visited-style-name="Index_20_Link"><text:span text:style-name="T96">1. Descripción<text:tab/>1</text:span></text:a></text:p>
          <text:p text:style-name="P24"><text:a xlink:type="simple" xlink:href="#__RefHeading___Toc6598_2619371081" text:style-name="Index_20_Link" text:visited-style-name="Index_20_Link"><text:span text:style-name="T96">2. Utilización<text:tab/>1</text:span></text:a></text:p>
          <text:p text:style-name="P24"><text:a xlink:type="simple" xlink:href="#__RefHeading___Toc6600_2619371081" text:style-name="Index_20_Link" text:visited-style-name="Index_20_Link"><text:span text:style-name="T96">3. Argumentos<text:tab/>1</text:span></text:a></text:p>
          <text:p text:style-name="P24"><text:a xlink:type="simple" xlink:href="#__RefHeading___Toc6602_2619371081" text:style-name="Index_20_Link" text:visited-style-name="Index_20_Link"><text:span text:style-name="T96">4. Valor devuelto<text:tab/>1</text:span></text:a></text:p>
          <text:p text:style-name="P24"><text:a xlink:type="simple" xlink:href="#__RefHeading___Toc6825_1804902469" text:style-name="Index_20_Link" text:visited-style-name="Index_20_Link"><text:span text:style-name="T96">5. Referencias<text:tab/>2</text:span></text:a></text:p>
          <text:p text:style-name="P24"><text:a xlink:type="simple" xlink:href="#__RefHeading___Toc6604_2619371081" text:style-name="Index_20_Link" text:visited-style-name="Index_20_Link"><text:span text:style-name="T96">6. Véase también<text:tab/>2</text:span></text:a></text:p>
          <text:p text:style-name="P24"><text:a xlink:type="simple" xlink:href="#__RefHeading___Toc6606_2619371081" text:style-name="Index_20_Link" text:visited-style-name="Index_20_Link"><text:span text:style-name="T96">7. Ejemplos<text:tab/>2</text:span></text:a></text:p>
        </text:index-body>
      </text:table-of-content>
      <text:h text:style-name="P23" text:outline-level="2"><text:bookmark-start text:name="__RefHeading___Toc6598_2619371081"/>2. Utilización<text:bookmark-end text:name="__RefHeading___Toc6598_2619371081"/></text:h>
      <text:p text:style-name="P17">typeof(x)</text:p>
      <text:h text:style-name="P23" text:outline-level="2"><text:bookmark-start text:name="__RefHeading___Toc6600_2619371081"/>3. Argumentos<text:bookmark-end text:name="__RefHeading___Toc6600_261937108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Source_20_Text"><text:span text:style-name="T95">x</text:span></text:span></text:p>
          </table:table-cell>
          <table:table-cell table:style-name="Table2.B1" office:value-type="string">
            <text:p text:style-name="P3">Cualquier objeto de <text:span text:style-name="T13">R</text:span>.</text:p>
          </table:table-cell>
        </table:table-row>
      </table:table>
      <text:h text:style-name="P23" text:outline-level="2"><text:bookmark-start text:name="__RefHeading___Toc6602_2619371081"/>4. Valor devuelto<text:bookmark-end text:name="__RefHeading___Toc6602_2619371081"/></text:h>
      <text:p text:style-name="P11"><text:span text:style-name="T28">Una cadena de caracteres. Los valores posibles están </text:span><text:span text:style-name="T33">listados </text:span><text:span text:style-name="T47">originalmente</text:span><text:span text:style-name="T28"> en la estructura </text:span><text:span text:style-name="T66">TypeTable</text:span><text:span text:style-name="T28"> en </text:span><text:span text:style-name="T37">el archivo </text:span><text:span text:style-name="T40">de</text:span><text:span text:style-name="T46">l</text:span><text:span text:style-name="T40"> código</text:span><text:span text:style-name="T37"> </text:span><text:span text:style-name="T38">fuente </text:span><text:span text:style-name="T45">de </text:span><text:span text:style-name="T84">R</text:span><text:span text:style-name="T28"> </text:span><text:span text:style-name="T69">'</text:span><text:span text:style-name="T66">src/main</text:span><text:span text:style-name="T67">/</text:span><text:span text:style-name="T66">util.c/</text:span><text:span text:style-name="T69">'</text:span><text:span text:style-name="T28">. Los valores </text:span><text:span text:style-name="T48">posibles</text:span><text:span text:style-name="T28"> actuales son los vectores de</text:span><text:span text:style-name="T48"> los</text:span><text:span text:style-name="T28"> tipo</text:span><text:span text:style-name="T48">s siguientes:</text:span></text:p>
      <text:list xml:id="list1060359664" text:style-name="L1">
        <text:list-item>
          <text:p text:style-name="P26"><text:span text:style-name="Source_20_Text"><text:span text:style-name="T66">"logical"</text:span></text:span><text:span text:style-name="Source_20_Text"><text:span text:style-name="T28"> (lógico)</text:span></text:span><text:span text:style-name="T28">, </text:span></text:p>
        </text:list-item>
        <text:list-item>
          <text:p text:style-name="P27"><text:span text:style-name="Source_20_Text"><text:span text:style-name="T66">"integer"</text:span></text:span><text:span text:style-name="Source_20_Text"><text:span text:style-name="T28"> (entero)</text:span></text:span><text:span text:style-name="T28">, </text:span></text:p>
        </text:list-item>
        <text:list-item>
          <text:p text:style-name="P27"><text:span text:style-name="Source_20_Text"><text:span text:style-name="T66">"double"</text:span></text:span><text:span text:style-name="Source_20_Text"><text:span text:style-name="T28"> (doble)</text:span></text:span><text:span text:style-name="T28">, </text:span></text:p>
        </text:list-item>
        <text:list-item>
          <text:p text:style-name="P27"><text:span text:style-name="Source_20_Text"><text:span text:style-name="T66">"complex"</text:span></text:span><text:span text:style-name="Source_20_Text"><text:span text:style-name="T28"> (complejo)</text:span></text:span><text:span text:style-name="T28">, </text:span></text:p>
        </text:list-item>
        <text:list-item>
          <text:p text:style-name="P27"><text:span text:style-name="Source_20_Text"><text:span text:style-name="T66">"character"</text:span></text:span><text:span text:style-name="Source_20_Text"><text:span text:style-name="T28"> (carácter)</text:span></text:span><text:span text:style-name="T28">, </text:span></text:p>
        </text:list-item>
        <text:list-item>
          <text:p text:style-name="P27"><text:span text:style-name="Source_20_Text"><text:span text:style-name="T66">"raw"</text:span></text:span><text:span text:style-name="Source_20_Text"><text:span text:style-name="T28"> </text:span></text:span><text:span text:style-name="T28">(</text:span><text:span text:style-name="T52">crudo o </text:span><text:span text:style-name="T53">hexadecimal</text:span><text:span text:style-name="T28">)</text:span></text:p>
        </text:list-item>
        <text:list-item>
          <text:p text:style-name="P27"><text:span text:style-name="Source_20_Text"><text:span text:style-name="T66">"list"</text:span></text:span><text:span text:style-name="Source_20_Text"><text:span text:style-name="T28"> (lista)</text:span></text:span><text:span text:style-name="T28">, </text:span></text:p>
        </text:list-item>
        <text:list-item>
          <text:p text:style-name="P27"><text:span text:style-name="Source_20_Text"><text:span text:style-name="T66">"NULL"</text:span></text:span><text:span text:style-name="Source_20_Text"><text:span text:style-name="T28"> (</text:span></text:span><text:span text:style-name="Source_20_Text"><text:span text:style-name="T29">valor </text:span></text:span><text:span text:style-name="Source_20_Text"><text:span text:style-name="T28">nulo)</text:span></text:span><text:span text:style-name="T28">, </text:span></text:p>
        </text:list-item>
        <text:list-item>
          <text:p text:style-name="P27"><text:span text:style-name="Source_20_Text"><text:span text:style-name="T66">"closure"</text:span></text:span><text:span text:style-name="Source_20_Text"><text:span text:style-name="T28"> </text:span></text:span><text:span text:style-name="T66">(</text:span><text:span text:style-name="T28">fun</text:span><text:span text:style-name="T29">ción</text:span><text:span text:style-name="T28">), </text:span></text:p>
        </text:list-item>
        <text:list-item>
          <text:p text:style-name="P27"><text:span text:style-name="Source_20_Text"><text:span text:style-name="T66">"special"</text:span></text:span><text:span text:style-name="Source_20_Text"><text:span text:style-name="T28"> </text:span></text:span><text:span text:style-name="Source_20_Text"><text:span text:style-name="T29">(</text:span></text:span><text:span text:style-name="Source_20_Text"><text:span text:style-name="T35">función </text:span></text:span><text:span text:style-name="Source_20_Text"><text:span text:style-name="T29">especial </text:span></text:span><text:span text:style-name="Source_20_Text"><text:span text:style-name="T35">interna que no evalúa sus argumentos</text:span></text:span><text:span text:style-name="Source_20_Text"><text:span text:style-name="T29">)</text:span></text:span><text:span text:style-name="Source_20_Text"><text:span text:style-name="T28">,</text:span></text:span><text:span text:style-name="T28"> </text:span></text:p>
        </text:list-item>
        <text:list-item>
          <text:p text:style-name="P27"><text:span text:style-name="Source_20_Text"><text:span text:style-name="T66">"builtin" </text:span></text:span><text:span text:style-name="T28">(</text:span><text:span text:style-name="T29">funciones y operadores básicos </text:span><text:span text:style-name="T30">in</text:span><text:span text:style-name="T40">tegrados</text:span><text:span text:style-name="T30"> </text:span><text:span text:style-name="T40">internamente</text:span><text:span text:style-name="T35"> que evalúan sus argumentos</text:span><text:span text:style-name="T28">),</text:span></text:p>
        </text:list-item>
        <text:list-item>
          <text:p text:style-name="P27"><text:span text:style-name="T28"><text:s/></text:span><text:span text:style-name="Source_20_Text"><text:span text:style-name="T66">"environment"</text:span></text:span><text:span text:style-name="Source_20_Text"><text:span text:style-name="T28"> </text:span></text:span><text:span text:style-name="Source_20_Text"><text:span text:style-name="T29">(entorno)</text:span></text:span><text:span text:style-name="T28">, </text:span></text:p>
        </text:list-item>
        <text:list-item>
          <text:p text:style-name="P27"><text:span text:style-name="Source_20_Text"><text:span text:style-name="T66">"S4"</text:span></text:span><text:span text:style-name="Source_20_Text"><text:span text:style-name="T28"> </text:span></text:span><text:span text:style-name="T28">(</text:span><text:span text:style-name="T29">algunos objetos de</text:span><text:span text:style-name="T28"> S4)</text:span></text:p>
          <text:p text:style-name="P28"><text:soft-page-break/><text:span text:style-name="T48">O</text:span><text:span text:style-name="T28">tros </text:span><text:span text:style-name="T48">valores </text:span><text:span text:style-name="T29">con los que es probable que el usuario </text:span><text:span text:style-name="T46">no</text:span><text:span text:style-name="T29"> tenga contacto</text:span><text:span text:style-name="T28"> </text:span><text:span text:style-name="T48">son:</text:span></text:p>
        </text:list-item>
      </text:list>
      <text:list xml:id="list917943494" text:style-name="L2">
        <text:list-item>
          <text:p text:style-name="P29"><text:span text:style-name="Source_20_Text"><text:span text:style-name="T66">"symbol"</text:span></text:span><text:span text:style-name="Source_20_Text"><text:span text:style-name="T28"> </text:span></text:span><text:span text:style-name="Source_20_Text"><text:span text:style-name="T29">(</text:span></text:span><text:span text:style-name="Source_20_Text"><text:span text:style-name="T34">nombre de una variable</text:span></text:span><text:span text:style-name="Source_20_Text"><text:span text:style-name="T29">)</text:span></text:span><text:span text:style-name="T28">, </text:span></text:p>
        </text:list-item>
        <text:list-item>
          <text:p text:style-name="P29"><text:span text:style-name="Source_20_Text"><text:span text:style-name="T66">"pairlist"</text:span></text:span><text:span text:style-name="Source_20_Text"><text:span text:style-name="T28"> </text:span></text:span><text:span text:style-name="Source_20_Text"><text:span text:style-name="T29">(lista pareada)</text:span></text:span><text:span text:style-name="T28">, </text:span></text:p>
        </text:list-item>
        <text:list-item>
          <text:p text:style-name="P29"><text:span text:style-name="Source_20_Text"><text:span text:style-name="T66">"promise"</text:span></text:span><text:span text:style-name="Source_20_Text"><text:span text:style-name="T28"> </text:span></text:span><text:span text:style-name="Source_20_Text"><text:span text:style-name="T29">(promesa </text:span></text:span><text:span text:style-name="Source_20_Text"><text:span text:style-name="T35">para </text:span></text:span><text:span text:style-name="Source_20_Text"><text:span text:style-name="T57">permitir</text:span></text:span><text:span text:style-name="Source_20_Text"><text:span text:style-name="T35"> la evaluación perezosa</text:span></text:span><text:span text:style-name="Source_20_Text"><text:span text:style-name="T29">)</text:span></text:span><text:span text:style-name="T28">, </text:span></text:p>
        </text:list-item>
        <text:list-item>
          <text:p text:style-name="P29"><text:span text:style-name="Source_20_Text"><text:span text:style-name="T66">"language"</text:span></text:span><text:span text:style-name="Source_20_Text"><text:span text:style-name="T28"> </text:span></text:span><text:span text:style-name="Source_20_Text"><text:span text:style-name="T29">(</text:span></text:span><text:span text:style-name="Source_20_Text"><text:span text:style-name="T56">construcción del lenguaje </text:span></text:span><text:span text:style-name="Source_20_Text"><text:span text:style-name="T85">R</text:span></text:span><text:span text:style-name="Source_20_Text"><text:span text:style-name="T29">)</text:span></text:span><text:span text:style-name="T28">, </text:span></text:p>
        </text:list-item>
        <text:list-item>
          <text:p text:style-name="P29"><text:span text:style-name="Source_20_Text"><text:span text:style-name="T66">"char"</text:span></text:span><text:span text:style-name="Source_20_Text"><text:span text:style-name="T28"> </text:span></text:span><text:span text:style-name="Source_20_Text"><text:span text:style-name="T29">(</text:span></text:span><text:span text:style-name="Source_20_Text"><text:span text:style-name="T35">cadena de caracteres de tipo </text:span></text:span><text:span text:style-name="Source_20_Text"><text:span text:style-name="T56">escalar</text:span></text:span><text:span text:style-name="Source_20_Text"><text:span text:style-name="T29">)</text:span></text:span><text:span text:style-name="T28">, </text:span></text:p>
        </text:list-item>
        <text:list-item>
          <text:p text:style-name="P29"><text:span text:style-name="Source_20_Text"><text:span text:style-name="T66">"..." </text:span></text:span><text:span text:style-name="Source_20_Text"><text:span text:style-name="T30">(el </text:span></text:span><text:span text:style-name="Source_20_Text"><text:span text:style-name="T36">argumento </text:span></text:span><text:span text:style-name="Source_20_Text"><text:span text:style-name="T58">más argumentos</text:span></text:span><text:span text:style-name="Source_20_Text"><text:span text:style-name="T30">)</text:span></text:span><text:span text:style-name="T28">, </text:span></text:p>
        </text:list-item>
        <text:list-item>
          <text:p text:style-name="P29"><text:span text:style-name="Source_20_Text"><text:span text:style-name="T66">"any"</text:span></text:span><text:span text:style-name="Source_20_Text"><text:span text:style-name="T28"> </text:span></text:span><text:span text:style-name="Source_20_Text"><text:span text:style-name="T29">(</text:span></text:span><text:span text:style-name="Source_20_Text"><text:span text:style-name="T36">tipo especial que coincide con cualquier tipo </text:span></text:span><text:span text:style-name="Source_20_Text"><text:span text:style-name="T46">de almacenamiento</text:span></text:span><text:span text:style-name="Source_20_Text"><text:span text:style-name="T29">)</text:span></text:span><text:span text:style-name="T28">, </text:span></text:p>
        </text:list-item>
        <text:list-item>
          <text:p text:style-name="P29"><text:span text:style-name="Source_20_Text"><text:span text:style-name="T66">"expression"</text:span></text:span><text:span text:style-name="Source_20_Text"><text:span text:style-name="T28"> </text:span></text:span><text:span text:style-name="Source_20_Text"><text:span text:style-name="T29">(expresión)</text:span></text:span><text:span text:style-name="T28">, </text:span></text:p>
        </text:list-item>
        <text:list-item>
          <text:p text:style-name="P29"><text:span text:style-name="Source_20_Text"><text:span text:style-name="T66">"externalptr"</text:span></text:span><text:span text:style-name="Source_20_Text"><text:span text:style-name="T28"> </text:span></text:span><text:span text:style-name="Source_20_Text"><text:span text:style-name="T29">(puntero externo)</text:span></text:span><text:span text:style-name="T28">, </text:span></text:p>
        </text:list-item>
        <text:list-item>
          <text:p text:style-name="P29"><text:span text:style-name="Source_20_Text"><text:span text:style-name="T66">"bytecode"</text:span></text:span><text:span text:style-name="Source_20_Text"><text:span text:style-name="T28"> </text:span></text:span><text:span text:style-name="Source_20_Text"><text:span text:style-name="T31">(código </text:span></text:span><text:span text:style-name="Source_20_Text"><text:span text:style-name="T59">portable</text:span></text:span><text:span text:style-name="Source_20_Text"><text:span text:style-name="T31">)</text:span></text:span><text:span text:style-name="Source_20_Text"><text:span text:style-name="T28"> </text:span></text:span><text:span text:style-name="T30">y </text:span></text:p>
        </text:list-item>
        <text:list-item>
          <text:p text:style-name="P29"><text:span text:style-name="Source_20_Text"><text:span text:style-name="T66">"weakref"</text:span></text:span><text:span text:style-name="Source_20_Text"><text:span text:style-name="T28"> </text:span></text:span><text:span text:style-name="Source_20_Text"><text:span text:style-name="T31">(referencia débil)</text:span></text:span><text:span text:style-name="T28">.</text:span></text:p>
        </text:list-item>
      </text:list>
      <text:p text:style-name="P13"/>
      <text:p text:style-name="P14"><text:span text:style-name="T6">Adviértase que los modos de almacenamiento </text:span><text:span text:style-name="T10">específico</text:span><text:span text:style-name="T6">, a diferencia de las clases de </text:span><text:span text:style-name="T7">los</text:span><text:span text:style-name="T6"> objetos (</text:span><text:span text:style-name="T99">classes</text:span><text:span text:style-name="T6">), son categorías </text:span><text:span text:style-name="T8">primarias, </text:span><text:span text:style-name="T6">excluyentes, </text:span><text:span text:style-name="T7">estáticas y no definen completamente cómo deberá ser tratado un objeto por </text:span><text:span text:style-name="T8">otras</text:span><text:span text:style-name="T7"> funciones genéricas </text:span><text:span text:style-name="T9">(Horn 2020)</text:span><text:span text:style-name="T7">.</text:span></text:p>
      <text:h text:style-name="P22" text:outline-level="2"><text:bookmark-start text:name="__RefHeading___Toc6825_1804902469"/><text:span text:style-name="T103">5</text:span><text:span text:style-name="T102">. </text:span><text:span text:style-name="T101">Referencias</text:span><text:bookmark-end text:name="__RefHeading___Toc6825_1804902469"/></text:h>
      <text:p text:style-name="P19"><text:span text:style-name="T24">Becker, Richard A., John M. Chambers, y Allan R. Wilks. </text:span><text:span text:style-name="T25">The New S Language</text:span><text:span text:style-name="T24">. Wadsworth &amp; Brookscole. Boca Raton, FL: CRC Press, 1988.</text:span></text:p>
      <text:p text:style-name="P20"><text:span text:style-name="T3">Horn, Brad. “Data Modes and Classes in R”. </text:span><text:span text:style-name="T11">Applied R Code</text:span><text:span text:style-name="T3">. Consultado el 10 de agosto de 2020. </text:span><text:a xlink:type="simple" xlink:href="http://applied-r.com/data-modes-and-classes/" text:style-name="Internet_20_link" text:visited-style-name="Visited_20_Internet_20_Link"><text:span text:style-name="T94">http://applied-r.com/data-modes-and-classes/</text:span></text:a><text:span text:style-name="T3">. </text:span><text:span text:style-name="T4">[En inglés]</text:span></text:p>
      <text:h text:style-name="P23" text:outline-level="2"><text:bookmark-start text:name="__RefHeading___Toc6604_2619371081"/><text:span text:style-name="T100">6</text:span>. Véase también<text:bookmark-end text:name="__RefHeading___Toc6604_2619371081"/></text:h>
      <text:p text:style-name="P8"><text:span text:style-name="Source_20_Text"><text:span text:style-name="T74">m</text:span></text:span><text:a xlink:type="simple" xlink:href="http://127.0.0.1:35634/help/library/base/help/mode" text:style-name="Internet_20_link" text:visited-style-name="Visited_20_Internet_20_Link"><text:span text:style-name="Source_20_Text"><text:span text:style-name="T73">ode</text:span></text:span></text:a><text:span text:style-name="Source_20_Text"><text:span text:style-name="T90">()</text:span></text:span><text:span text:style-name="T26">, </text:span><text:a xlink:type="simple" xlink:href="http://127.0.0.1:35634/help/library/base/help/storage.mode" text:style-name="Internet_20_link" text:visited-style-name="Visited_20_Internet_20_Link"><text:span text:style-name="Source_20_Text"><text:span text:style-name="T77">storage.mode</text:span></text:span></text:a><text:span text:style-name="Source_20_Text"><text:span text:style-name="T89">()</text:span></text:span><text:span text:style-name="T26">.</text:span></text:p>
      <text:p text:style-name="P8"><text:a xlink:type="simple" xlink:href="http://127.0.0.1:35634/help/library/base/help/isS4" text:style-name="Internet_20_link" text:visited-style-name="Visited_20_Internet_20_Link"><text:span text:style-name="Source_20_Text"><text:span text:style-name="T73">isS4</text:span></text:span></text:a><text:span text:style-name="Source_20_Text"><text:span text:style-name="T75">()</text:span></text:span><text:span text:style-name="Source_20_Text"><text:span text:style-name="T60"> </text:span></text:span><text:span text:style-name="T32">para determinar si un objeto es de una clase </text:span><text:span text:style-name="T41">de</text:span><text:span text:style-name="T32"> </text:span><text:span text:style-name="T83">S4</text:span><text:span text:style-name="T32">.</text:span></text:p>
      <text:p text:style-name="P15"><text:span text:style-name="T80">c</text:span><text:span text:style-name="T79">lass</text:span><text:span text:style-name="T80">()</text:span><text:span text:style-name="T26"> para conocer más sobre las clases de los objetos en </text:span><text:span text:style-name="T87">R</text:span><text:span text:style-name="T26">.</text:span></text:p>
      <text:p text:style-name="P10"><text:span text:style-name="T32">E</text:span><text:span text:style-name="T42">l capítulo 2 del manual</text:span><text:span text:style-name="T43"> de</text:span><text:span text:style-name="T42"> </text:span><text:span text:style-name="T62">D</text:span><text:span text:style-name="T61">efinición del lenguaje </text:span><text:span text:style-name="T86">R</text:span><text:span text:style-name="T51">.</text:span></text:p>
      <text:h text:style-name="P23" text:outline-level="2"><text:bookmark-start text:name="__RefHeading___Toc6606_2619371081"/><text:span text:style-name="T100">7</text:span>. Ejemplos<text:bookmark-end text:name="__RefHeading___Toc6606_2619371081"/></text:h>
      <text:p text:style-name="P16">typeof(2)</text:p>
      <text:p text:style-name="P5">mode(2)</text:p>
      <text:p text:style-name="P6">____________________________________________________________________________________________</text:p>
      <text:p text:style-name="P12"><text:span text:style-name="T26">[Pa</text:span><text:span text:style-name="T32">quete </text:span><text:span text:style-name="Emphasis"><text:span text:style-name="T71">base</text:span></text:span><text:span text:style-name="Emphasis"><text:span text:style-name="T26"> </text:span></text:span><text:span text:style-name="T26">versión 4.0.2 </text:span><text:span text:style-name="T81">Í</text:span><text:span text:style-name="T82">ndice</text:span><text:span text:style-name="T26">]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F Pro Text" svg:font-family="'SF Pro Text', 'Helvetica Neue', Helvetica, Arial, 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margin-top="0cm" fo:margin-bottom="0cm" style:contextual-spacing="true" fo:line-height="115%"/>
      <style:text-properties officeooo:paragraph-rsid="0056006f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fo:color="#000000" loext:opacity="100%" style:font-name="Liberation Sans" fo:font-size="12pt" fo:language="es" fo:country="MX" style:font-size-asian="12pt" style:font-size-complex="12pt"/>
    </style:style>
    <style:style style:name="MT2" style:family="text">
      <style:text-properties fo:color="#000000" loext:opacity="100%" style:font-name="SF Pro Text" fo:font-size="12pt" fo:language="es" fo:country="MX" style:font-size-asian="12pt" style:font-size-complex="12pt"/>
    </style:style>
    <style:style style:name="MT3" style:family="text">
      <style:text-properties fo:color="#808080" loext:opacity="100%" style:font-name="Liberation Mono" fo:font-size="9pt" fo:language="es" fo:country="MX" officeooo:rsid="0022f620" style:font-size-asian="9pt" style:font-size-complex="9pt"/>
    </style:style>
    <style:style style:name="MT4" style:family="text">
      <style:text-properties fo:color="#808080" loext:opacity="100%" style:font-name="Liberation Sans" fo:font-size="9pt" fo:language="es" fo:country="MX" officeooo:rsid="0022f620" style:font-size-asian="9pt" style:font-size-complex="9pt"/>
    </style:style>
    <style:style style:name="MT5" style:family="text">
      <style:text-properties fo:color="#000000" loext:opacity="100%" style:font-name="Liberation Sans" fo:font-size="11pt" fo:language="es" fo:country="MX" officeooo:rsid="0026fa06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ypeof {base}</text:span><text:span text:style-name="MT2"> </text:span><text:span text:style-name="MT3">tipo.de</text:span><text:span text:style-name="MT4"> <text:tab/><text:tab/><text:tab/><text:tab/><text:tab/><text:tab/><text:tab/><text:tab/> <text:s/></text:span><text:span text:style-name="MT5">Documentación de R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1T16:12:41.880320177</meta:creation-date>
    <dc:date>2022-01-28T09:27:52.864989867</dc:date>
    <meta:editing-duration>PT7H10M54S</meta:editing-duration>
    <meta:editing-cycles>46</meta:editing-cycles>
    <meta:generator>LibreOffice/7.0.0.1$MacOSX_X86_64 LibreOffice_project/04ba7e3f1e51af6c5d653e543a620e36719083fd</meta:generator>
    <meta:document-statistic meta:table-count="1" meta:image-count="0" meta:object-count="0" meta:page-count="2" meta:paragraph-count="59" meta:word-count="408" meta:character-count="2689" meta:non-whitespace-character-count="2334"/>
  </office:meta>
</office:document-meta>
</file>